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text:a xlink:type="simple" xlink:href="https://travis-ci.org/lise-henry/crowbook"> </text:a></text:p>
      <text:p text:style-name="Text_20_body">Render a markdown book in HTML, Epub or PDF.</text:p>
      <text:p text:style-name="Text_20_body">Crowbook's purpose is to allow you to automatically generate multiple outputs formats from a book written in Markdown. Its main focus is novels, and the default settings should (hopefully) generate readable books with correct typography.</text:p>
      <text:h text:style-name="Heading_20_2">
Example</text:h>
      <text:p text:style-name="Text_20_body">To see what Crowbook's output looks like, you can read (a not-necessarily up-to-date version of) the Crowbook guide (containing this README.md file and additional documentation) rendered in <text:a xlink:type="simple" xlink:href="http://lise-henry.github.io/crowbook/book.html">HTML</text:a>, <text:a xlink:type="simple" xlink:href="http://lise-henry.github.io/crowbook/book.pdf">PDF</text:a> or <text:a xlink:type="simple" xlink:href="http://lise-henry.github.io/crowbook/book.epub">EPUB</text:a>.</text:p>
      <text:h text:style-name="Heading_20_2">
Installing</text:h>
      <text:h text:style-name="Heading_20_3">
Packages</text:h>
      <text:p text:style-name="Text_20_body">If you are on Debian GNU/Linux or Ubuntu (on a PC architecture), you can download <text:span text:style-name="Preformatted_20_Text">.deb</text:span> packages on <text:a xlink:type="simple" xlink:href="https://github.com/lise-henry/crowbook/releases">the releases page</text:a>.</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or <text:span text:style-name="Preformatted_20_Text">crowbook.exe</text:span> on Windows).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parse this file and generate a book in HTML, Epub, LaTeX, and/or PDF, according to the settings in the configuration file. So if you clone this repository and run</text:p>
      <text:p text:style-name="Text_20_Body">$ crowbook config.book
</text:p>
      <text:p text:style-name="Text_20_body">you'll generate the example book in various formats. The HTML version should look <text:a xlink:type="simple" xlink:href="http://lise-henry.github.io/crowbook/book.html">like that</text:a>.</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 This configuration file contains some metadata, options, and lists the Markdown files. Here is a basic example:</text:p>
      <text:p text:style-name="Text_20_Body">author: Joan Doe
title: Some book
lang: en

output_html: some_book.html

+ chapter_1.md
+ chapter_2.md
+ chapter_3.md
+ ...
</text:p>
      <text:p text:style-name="Text_20_body">For more information see <text:a xlink:type="simple" xlink:href="book_example/config.md">the configuration fil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text:a>.</text:p>
      <text:h text:style-name="Heading_20_2">
Current features</text:h>
      <text:h text:style-name="Heading_20_3">
Output formats</text:h>
      <text:p text:style-name="Text_20_body">Crowbook (to my knowledge) correctly supports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 output is a bit more tricky: it should work reasonably well for novels (the primary target of Crowbook), but <text:span text:style-name="Preformatted_20_Text">pdflatex</text:span> might occasionally choke on some "weird" unicode character. Moreover, images are not yet implemented (but should come soon). See the example book rendered in <text:a xlink:type="simple" xlink:href="http://lise-henry.github.io/crowbook/book.pdf">PDF</text:a> on github.io.</text:p>
      <text:p text:style-name="Text_20_body">ODT output is experimental at best. It might work if your inputs files only include very basic formatting (basically, headers, emphasis and bold), it will probably look ugly in the rest of the cases, and it might miserably fail in some. See the example book rendered in <text:a xlink:type="simple" xlink:href="http://lise-henry.github.io/crowbook/book.odt">ODT</text:a> on github.io if you want to hurt your eyes.</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h text:style-name="Heading_20_3">
Inline YAML blocks</text:h>
      <text:p text:style-name="Text_20_body">Crowbook supports inline YAML blocks. These are blocks delimited with lines containing <text:span text:style-name="Preformatted_20_Text">---</text:span> (three dashes). An example of such block:</text:p>
      <text:p text:style-name="Text_20_Body">---
author: Me
title: My title
---
</text:p>
      <text:p text:style-name="Text_20_body">These blocks must contain <text:span text:style-name="T1">valid</text:span> YAML syntax. If they are not at the beginning of the Markdown file, they must also be preceded by an empty line.</text:p>
      <text:p text:style-name="Text_20_body">It is possible to use inline YAML blocks to modify options for the book (<text:span text:style-name="Preformatted_20_Text">author</text:span> and <text:span text:style-name="Preformatted_20_Text">title</text:span> in the previous example). This is mostly useful when Crowbook is runned with the <text:span text:style-name="Preformatted_20_Text">--single</text:span> argument (receiving a single Markdown file instead of a book configuration file).</text:p>
      <text:h text:style-name="Heading_20_3">
Bugs</text:h>
      <text:p text:style-name="Text_20_body">See <text:a xlink:type="simple" xlink:href="Bugs.md">Bugs</text:a>.</text:p>
      <text:h text:style-name="Heading_20_2">
Acknowledgements</text:h>
      <text:p text:style-name="Text_20_body">Besides the <text:a xlink:type="simple" xlink:href="https://www.rust-lang.org/">Rust</text:a> compiler and standard library, Crowbook uses the following libraries:</text:p>
      <text:list>
        <text:list-item>
          <text:p><text:a xlink:type="simple" xlink:href="https://crates.io/crates/pulldown-cmark">pulldown-cmark</text:a> (for parsing markdown)</text:p>
        </text:list-item>
        <text:list-item>
          <text:p><text:a xlink:type="simple" xlink:href="https://crates.io/crates/yaml-rust">yaml-rust</text:a> (for parsing YAML blocks)</text:p>
        </text:list-item>
        <text:list-item>
          <text:p><text:a xlink:type="simple" xlink:href="https://crates.io/crates/mustache">mustache</text:a> (for templating)</text:p>
        </text:list-item>
        <text:list-item>
          <text:p><text:a xlink:type="simple" xlink:href="https://github.com/kbknapp/clap-rs">clap</text:a> (for parsing command line arguments)</text:p>
        </text:list-item>
        <text:list-item>
          <text:p><text:a xlink:type="simple" xlink:href="https://crates.io/crates/chrono">chrono</text:a> (date and time library)</text:p>
        </text:list-item>
        <text:list-item>
          <text:p><text:a xlink:type="simple" xlink:href="https://crates.io/crates/uuid">uuid</text:a> (to generate uuid)</text:p>
        </text:list-item>
      </text:list>
      <text:p text:style-name="Text_20_body">It also uses configuration files from <text:a xlink:type="simple" xlink:href="https://github.com/japaric/rust-everywhere">rust-everywhere</text:a> to use <text:a xlink:type="simple" xlink:href="https://travis-ci.org/">Travis</text:a>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p text:style-name="Text_20_body">Also, the <text:a xlink:type="simple" xlink:href="https://validator.w3.org/">W3C HTML validator</text:a> and the <text:a xlink:type="simple" xlink:href="http://validator.idpf.org/">IDPF EPUB validator</text:a> proved very useful during development.</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You can look at the generated documentation <text:a xlink:type="simple" xlink:href="http://lise-henry.github.io/rust/crowbook/">here</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or more information.</text:p>
      <text:h text:style-name="Heading_20_1">
2. The configuration file</text:h>
      <text:p text:style-name="Text_20_body">If you want to use Crowbook for your book, this configuration file is all you'll have to add (assuming you already have the book in Markdown files; if you don't, you'll also have to write a book first, but that's besides the scope of this document).</text:p>
      <text:p text:style-name="Text_20_body">The format is not very complicated.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 following YAML syntax.</text:p>
        </text:list-item>
        <text:list-item>
          <text:p>a list of Markdown files.</text:p>
        </text:list-item>
      </text:list>
      <text:p text:style-name="Text_20_body">Lines starting with the <text:span text:style-name="Preformatted_20_Text">#</text:span> characters are comments and are discarded.</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able of contents);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2.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 file is, <text:span text:style-name="T1">not</text:span> to the directory where you are when running <text:span text:style-name="Preformatted_20_Text">crowbook</text:span>. E.g.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ill print a warning and treat it as another chapter (numbered according to the scheme specified for including the file). It might however mess the table of contents in some cases (e.g. for Epub).</text:p>
      <text:p text:style-name="Text_20_body">If you do <text:span text:style-name="T1">not</text:span> have a level-1 header in a markdown file:</text:p>
      <text:list>
        <text:list-item>
          <text:p>if it is a numbered chapter, Crowbook will infer a chapter name from the numbering scheme;</text:p>
        </text:list-item>
        <text:list-item>
          <text:p>if it is not numbered, chapter's title will default to the empty string and won't be displayed in the TOC.</text:p>
        </text:list-item>
      </text:list>
      <text:h text:style-name="Heading_20_2">
Crowbook options</text:h>
      <text:p text:style-name="Text_20_body">The first part of the configuration file is dedicated to pass options to Crowbook. This is <text:a xlink:type="simple" xlink:href="https://en.wikipedia.org/wiki/YAML">YAML syntax</text:a>, so each line should be of the form <text:span text:style-name="Preformatted_20_Text">key: value</text:span>. Note that in most cases you don't have to put string in quotes, e.g.:</text:p>
      <text:p text:style-name="Text_20_Body">title: My title
</text:p>
      <text:p text:style-name="Text_20_body">It is however possible (and sometimes necessary to escape some characters) to use quotes around strings:</text:p>
      <text:p text:style-name="Text_20_Body">title: "My title!"
</text:p>
      <text:p text:style-name="Text_20_body">It is possible to use multiline strings with <text:span text:style-name="Preformatted_20_Text">&g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See <text:a xlink:type="simple" xlink:href="https://en.wikipedia.org/wiki/YAML#Block_literals">block literals in YAML</text:a> for more information on the various way to insert multiline strings (which mostly change the way newlines will or won't be inserted).</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path</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path</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path</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tex</text:span></text:span><text:list>
<text:list-item>
<text:p><text:span text:style-name="T2">type</text:span>: path</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path</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path</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Misc options</text:h>
      <text:list>
        <text:list-item>
          <text:p><text:span text:style-name="T2"><text:span text:style-name="Preformatted_20_Text">zip.command</text:span></text:span><text:list>
<text:list-item>
<text:p><text:span text:style-name="T2">type</text:span>: string</text:p></text:list-item><text:list-item>
<text:p><text:span text:style-name="T2">default value</text:span>: <text:span text:style-name="Preformatted_20_Text">zip</text:span></text:p></text:list-item><text:list-item>
<text:p>Command to use to zip files (for EPUB/ODT)</text:p></text:list-item></text:list>
</text:p>
        </text:list-item>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display_toc</text:span></text:span><text:list>
<text:list-item>
<text:p><text:span text:style-name="T2">type</text:span>: boolean</text:p></text:list-item><text:list-item>
<text:p><text:span text:style-name="T2">default value</text:span>: <text:span text:style-name="Preformatted_20_Text">false</text:span></text:p></text:list-item><text:list-item>
<text:p>If true, display a table of content in the document</text:p></text:list-item></text:list>
</text:p>
        </text:list-item>
        <text:list-item>
          <text:p><text:span text:style-name="T2"><text:span text:style-name="Preformatted_20_Text">toc_name</text:span></text:span><text:list>
<text:list-item>
<text:p><text:span text:style-name="T2">type</text:span>: string</text:p></text:list-item><text:list-item>
<text:p><text:span text:style-name="T2">default value</text:span>: <text:span text:style-name="Preformatted_20_Text">Table of contents</text:span></text:p></text:list-item><text:list-item>
<text:p>Name of the table of contents if toc is displayed in line</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If set to true, print warnings in Markdown processing</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temp_dir</text:span></text:span><text:list>
<text:list-item>
<text:p><text:span text:style-name="T2">type</text:span>: path</text:p></text:list-item><text:list-item>
<text:p><text:span text:style-name="T2">default value</text:span>: ``</text:p></text:list-item><text:list-item>
<text:p>Path where to create a temporary directory (default: uses result from Rust's std::env::temp_dir())</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path</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HTML rendering</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path</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path</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path</text:p></text:list-item><text:list-item>
<text:p><text:span text:style-name="T2">default value</text:span>: <text:span text:style-name="Preformatted_20_Text">not set</text:span></text:p></text:list-item><text:list-item>
<text:p>Path of a LaTeX template file</text:p></text:list-item></text:list>
</text:p>
        </text:list-item>
      </text:list>
      <text:p text:style-name="Text_20_body">Note that these options have a type, which in most case should be pretty straightforward (a boolean can be <text:span text:style-name="Preformatted_20_Text">true</text:span> or <text:span text:style-name="Preformatted_20_Text">false</text:span>, an integer must be composed a number, a string is, well, any string). The <text:span text:style-name="Preformatted_20_Text">path</text:span> type might puzzle you a bit, but it's equivalent a string, except Crowbook will consider it relatively to the book file.</text:p>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in this case, quoting is necessary because <text:span text:style-name="Preformatted_20_Text">{</text:span> and <text:span text:style-name="Preformatted_20_Text">}</text:span> have special meaning in YAML;</text:p>
        </text:list-item>
        <text:list-item>
          <text:p>this string won't be used for unnumbered chapters;</text:p>
        </text:list-item>
        <text:list-item>
          <text:p>this string isn't currently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1">
3. Arguments</text:h>
      <text:p text:style-name="Text_20_body">Crowbook can takes a list of arguments:</text:p>
      <text:p text:style-name="Text_20_Body">Render a markdown book in Epub, PDF or HTML.

USAGE:
 crowbook [FLAGS] [OPTIONS] [--] [ARGS]

FLAGS:
 -h, --help Prints help information
 -l, --list-options Lists all possible option
 -s, --single Use a single Markdown file instead of a book configuration file
 -V, --version Prints version information
 -v, --verbose Print warnings in parsing/rendering

OPTIONS:
 -c, --create &lt;FILES&gt;... Creates a new book with existing markdown files
 -o, --output &lt;FILE&gt; Specifies output file
 --print-template &lt;TEMPLATE&gt; Displays the default value of a template
 --set &lt;KEY_VALUES&gt; Sets a list of book options
 -t, --to &lt;FORMAT&gt; Generate specific forma [values: epub, pdf, html, tex, odt]

ARGS:
 &lt;BOOK&gt; File containing the book configuration, or a Markdown file when called with --single
</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 file names specified as chapters.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ingle&lt;/text:span&gt;</text:h>
      <text:p text:style-name="Text_20_body"><text:span text:style-name="T2">usage</text:span>: <text:span text:style-name="Preformatted_20_Text">crowbook --single &lt;FILE&gt;</text:span></text:p>
      <text:p text:style-name="Text_20_body">(or <text:span text:style-name="Preformatted_20_Text">crowbook -s &lt;FILE&gt;</text:span>)</text:p>
      <text:p text:style-name="Text_20_body">This options allows to pass <text:span text:style-name="Preformatted_20_Text">crowbook</text:span> a single Markdown file. This file can contain an inline YAML block to set some book options. Inline YAML blocks must start and end with a line with <text:span text:style-name="Preformatted_20_Text">---</text:span> (three dashes). E.g:</text:p>
      <text:p text:style-name="Text_20_Body">---
author: Joan Doe
title: A short story
---
</text:p>
      <text:p text:style-name="Text_20_body">If this YAML block is not at the beginning of a file, it must also be preceded by a blank line.</text:p>
      <text:p text:style-name="Text_20_body">This allows to not have to write a <text:span text:style-name="Preformatted_20_Text">.book</text:span> configuration file for a short story or an article. <text:span text:style-name="Preformatted_20_Text">crowbook --single foo.md</text:span> is rougly equivalent to having a book configuration file containing:</text:p>
      <text:p text:style-name="Text_20_Body">! foo.md
</text:p>
      <text:p text:style-name="Text_20_body">That is, the chapter heading (if any) won't be displayed in the output documents (though they still appear in the TOC).</text:p>
      <text:h text:style-name="Heading_20_2">
&lt;text:span text:style-name="Preformatted_20_Text"&gt;--set&lt;/text:span&gt;</text:h>
      <text:p text:style-name="Text_20_body"><text:span text:style-name="T2">usage</text:span>: <text:span text:style-name="Preformatted_20_Text">crowbook &lt;BOOK&gt; --set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whether in a book configuration file, with <text:span text:style-name="Preformatted_20_Text">--set</text:span>, or in an inline YAML block.</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currently it is the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the warnings it detect while parsing and rendering. These warnings are typically related to the inclusion of non-local images, linking to Markdown files that are not part of the book, and so on.</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 if it is not specified.</text:p>
      <text:p text:style-name="Text_20_Body">crowbook --to pdf --output foo.pdf foo.book
</text:p>
      <text:p text:style-name="Text_20_body">will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ChangeLog</text:h>
      <text:h text:style-name="Heading_20_2">
0.4.0 (unreleased)</text:h>
      <text:list>
        <text:list-item>
          <text:p>Crowbook now internally uses a true YAML parser, <text:span text:style-name="Preformatted_20_Text">yaml_rust</text:span>, for its options. Since the "old" Crowbooks's config format was similar, but had some subtle differences, this is somewhat of a breaking change:<text:list>
<text:list-item>
<text:p>strings should now be escaped with "" in some cases (e.g. if it contains special characters). On the other hand, it <text:span text:style-name="T1">allows</text:span> to optionally escape a string with these quotes, which wasn't possible until then and might be useful in some cases.</text:p></text:list-item><text:list-item>
<text:p>multiline strings now follow the YAML format, instead of the previous "YAML-ish" format. This can impact the way newlines are added at the end of a multiline string. See e.g. <text:a xlink:type="simple" xlink:href="http://stackoverflow.com/questions/3790454/in-yaml-how-do-i-break-a-string-over-multiple-lines">this link</text:a> for the various ways to include mulitiline strings in Yaml.</text:p></text:list-item></text:list>
</text:p>
        </text:list-item>
        <text:list-item>
          <text:p>Crowbook now parses YAML blocks (delimited by two lines with "---") in Markdown files, ignoring keys that it doesn't recognize. This allows crowbook to be compatible(-ish) with Markdown that contains YAML blocks for Jekyll or Pandoc.</text:p>
        </text:list-item>
        <text:list-item>
          <text:p>New option <text:span text:style-name="Preformatted_20_Text">--single</text:span> allows to give Crowbook a single Markdown file (which can contain options within an inline YAML block) instead of a book configuration file. This is useful for e.g. short stories.</text:p>
        </text:list-item>
        <text:list-item>
          <text:p>Enhanced the way debugging/warning/info messages are handled and displayed:<text:list>
<text:list-item>
<text:p>Added a <text:span text:style-name="Preformatted_20_Text">--debug</text:span> option to the binary.</text:p></text:list-item><text:list-item>
<text:p>Internal: added a <text:span text:style-name="Preformatted_20_Text">Logger</text:span> struct.</text:p></text:list-item><text:list-item>
<text:p>Different levels of information (debug/warning/info/error) get different colours.</text:p></text:list-item></text:list>
</text:p>
        </text:list-item>
        <text:list-item>
          <text:p>Bugfixes:<text:list>
<text:list-item>
<text:p>Crowbook no longer crashes when called with the <text:span text:style-name="Preformatted_20_Text">--to</text:span> argument if it can't create a file.</text:p></text:list-item></text:list>
</text:p>
        </text:list-item>
      </text:list>
      <text:h text:style-name="Heading_20_2">
0.3.0 (2016-02-27)</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Some changes to the HTML/Epub stylesheets.</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re modules and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Bugs</text:h>
      <text:list>
        <text:list-item>
          <text:p>epub: no way to embed custom files to epub</text:p>
        </text:list-item>
        <text:list-item>
          <text:p>epub: toc.ncx currently only displays chapters (first level headers)</text:p>
        </text:list-item>
        <text:list-item>
          <text:p>latex: support for images is not good</text:p>
        </text:list-item>
        <text:list-item>
          <text:p>odt: no support for... a lot of stuff, actually</text:p>
        </text:list-item>
        <text:list-item>
          <text:p>config: can't parse specified numbers for negative chapter (is it really a bug?)</text:p>
        </text:list-item>
      </text:list>
      <text:h text:style-name="Heading_20_2">
ToDo</text:h>
      <text:list>
        <text:list-item>
          <text:p>generate cleaner codes (e.g. indentation)</text:p>
        </text:list-item>
        <text:list-item>
          <text:p>clean CSS and templates files</text:p>
        </text:list-item>
        <text:list-item>
          <text:p>html: add option to generate multi-pages html</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